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4500f" officeooo:paragraph-rsid="0004500f" style:font-size-asian="15pt" style:font-size-complex="15pt"/>
    </style:style>
    <style:style style:name="P2" style:family="paragraph" style:parent-style-name="Standard">
      <style:text-properties fo:font-size="15pt" officeooo:rsid="0005828e" officeooo:paragraph-rsid="0005828e" style:font-size-asian="15pt" style:font-size-complex="15pt"/>
    </style:style>
    <style:style style:name="T1" style:family="text">
      <style:text-properties style:language-asian="zh" style:country-asian="C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FileReader <text:s/>fr=new FileReader("helloworld.txt");<text:span text:style-name="T1">创建一个输入流</text:span></text:p>
      <text:p text:style-name="P1">int num=fr.read();<text:span text:style-name="T1">输出字符数据</text:span></text:p>
      <text:p text:style-name="P1"><text:span text:style-name="T1">fr.close();释放资源</text:span></text:p>
      <text:p text:style-name="P2"><text:span text:style-name="T1">读取方式1</text:span></text:p>
      <text:p text:style-name="P2"><text:span text:style-name="T1"><text:s/>char[] che=new char[5];</text:span></text:p>
      <text:p text:style-name="P2"><text:span text:style-name="T1">int num=fr.read(che);</text:span></text:p>
      <text:p text:style-name="P2"><text:span text:style-name="T1">//如果num的值数-1，说明文件中的数据已经读完</text:span></text:p>
      <text:p text:style-name="P2"><text:span text:style-name="T1">String str=new String(che,0,num);</text:span></text:p>
      <text:p text:style-name="P2"><text:span text:style-name="T1">System.out.println(num);</text:span></text:p>
      <text:p text:style-name="P2"><text:span text:style-name="T1">循环读取</text:span></text:p>
      <text:p text:style-name="P2"><text:span text:style-name="T1"><text:s/>char [] cha1=new char[1024];</text:span></text:p>
      <text:p text:style-name="P2"><text:span text:style-name="T1"><text:tab/> int num1=-1;</text:span></text:p>
      <text:p text:style-name="P2"><text:span text:style-name="T1"><text:tab/> //循环条件的判断边界读取的值返回-1文件已经读取完毕</text:span></text:p>
      <text:p text:style-name="P2"><text:span text:style-name="T1"><text:tab/> while((num1=fr.read(cha1))!=-1){</text:span></text:p>
      <text:p text:style-name="P2"><text:span text:style-name="T1"><text:tab/>System.out.println(new String(cha1,0,num1));</text:span></text:p>
      <text:p text:style-name="P2"><text:span text:style-name="T1"><text:tab/> 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M2S</meta:editing-duration>
    <meta:editing-cycles>4</meta:editing-cycles>
    <meta:generator>LibreOffice/5.3.0.3$Windows_X86_64 LibreOffice_project/7074905676c47b82bbcfbea1aeefc84afe1c50e1</meta:generator>
    <dc:date>2017-12-28T17:45:02.110000000</dc:date>
    <meta:document-statistic meta:table-count="0" meta:image-count="0" meta:object-count="0" meta:page-count="1" meta:paragraph-count="16" meta:word-count="97" meta:character-count="385" meta:non-whitespace-character-count="359"/>
    <meta:user-defined meta:name="Info 1"/>
    <meta:user-defined meta:name="Info 2"/>
    <meta:user-defined meta:name="Info 3"/>
    <meta:user-defined meta:name="Info 4"/>
  </office:meta>
</office:document-meta>
</file>